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style:text-properties fo:font-size="16pt" style:font-size-asian="16pt" style:font-size-complex="16pt"/>
    </style:style>
    <style:style style:name="P2" style:parent-style-name="Παράγραφοςλίστας" style:list-style-name="LFO1" style:family="paragraph"/>
    <style:style style:name="T3"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 style:parent-style-name="Προεπιλεγμένηγραμματοσειρά" style:family="text">
      <style:text-properties style:text-underline-type="single" style:text-underline-style="solid" style:text-underline-width="auto" style:text-underline-mode="continuous"/>
    </style:style>
    <style:style style:name="T5"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6" style:parent-style-name="Προεπιλεγμένηγραμματοσειρά" style:family="text">
      <style:text-properties style:text-underline-type="single" style:text-underline-style="solid" style:text-underline-width="auto" style:text-underline-mode="continuous"/>
    </style:style>
    <style:style style:name="T7" style:parent-style-name="Προεπιλεγμένηγραμματοσειρά" style:family="text">
      <style:text-properties fo:language="en" fo:country="US"/>
    </style:style>
    <style:style style:name="P8" style:parent-style-name="Παράγραφοςλίστας" style:list-style-name="LFO1" style:family="paragraph"/>
    <style:style style:name="T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10" style:parent-style-name="Προεπιλεγμένηγραμματοσειρά" style:family="text">
      <style:text-properties style:text-underline-type="single" style:text-underline-style="solid" style:text-underline-width="auto" style:text-underline-mode="continuous"/>
    </style:style>
    <style:style style:name="T11"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12" style:parent-style-name="Προεπιλεγμένηγραμματοσειρά" style:family="text">
      <style:text-properties style:text-underline-type="single" style:text-underline-style="solid" style:text-underline-width="auto" style:text-underline-mode="continuous"/>
    </style:style>
    <style:style style:name="P13" style:parent-style-name="Παράγραφοςλίστας" style:list-style-name="LFO1" style:family="paragraph"/>
    <style:style style:name="T14"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15" style:parent-style-name="Προεπιλεγμένηγραμματοσειρά" style:family="text">
      <style:text-properties style:text-underline-type="single" style:text-underline-style="solid" style:text-underline-width="auto" style:text-underline-mode="continuous"/>
    </style:style>
    <style:style style:name="T16"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17" style:parent-style-name="Προεπιλεγμένηγραμματοσειρά" style:family="text">
      <style:text-properties style:text-underline-type="single" style:text-underline-style="solid" style:text-underline-width="auto" style:text-underline-mode="continuous"/>
    </style:style>
    <style:style style:name="P18" style:parent-style-name="Παράγραφοςλίστας" style:list-style-name="LFO1" style:family="paragraph"/>
    <style:style style:name="T1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20" style:parent-style-name="Προεπιλεγμένηγραμματοσειρά" style:family="text">
      <style:text-properties style:text-underline-type="single" style:text-underline-style="solid" style:text-underline-width="auto" style:text-underline-mode="continuous"/>
    </style:style>
    <style:style style:name="P21" style:parent-style-name="Παράγραφοςλίστας" style:list-style-name="LFO1" style:family="paragraph"/>
    <style:style style:name="T22"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23" style:parent-style-name="Προεπιλεγμένηγραμματοσειρά" style:family="text">
      <style:text-properties style:text-underline-type="single" style:text-underline-style="solid" style:text-underline-width="auto" style:text-underline-mode="continuous"/>
    </style:style>
    <style:style style:name="T24"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25" style:parent-style-name="Προεπιλεγμένηγραμματοσειρά" style:family="text">
      <style:text-properties style:text-underline-type="single" style:text-underline-style="solid" style:text-underline-width="auto" style:text-underline-mode="continuous"/>
    </style:style>
    <style:style style:name="P26" style:parent-style-name="Παράγραφοςλίστας" style:list-style-name="LFO1" style:family="paragraph"/>
    <style:style style:name="T27"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28" style:parent-style-name="Προεπιλεγμένηγραμματοσειρά" style:family="text">
      <style:text-properties style:text-underline-type="single" style:text-underline-style="solid" style:text-underline-width="auto" style:text-underline-mode="continuous"/>
    </style:style>
    <style:style style:name="T2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30" style:parent-style-name="Προεπιλεγμένηγραμματοσειρά" style:family="text">
      <style:text-properties style:text-underline-type="single" style:text-underline-style="solid" style:text-underline-width="auto" style:text-underline-mode="continuous"/>
    </style:style>
    <style:style style:name="P31" style:parent-style-name="Παράγραφοςλίστας" style:list-style-name="LFO1" style:family="paragraph"/>
    <style:style style:name="T32"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33" style:parent-style-name="Προεπιλεγμένηγραμματοσειρά" style:family="text">
      <style:text-properties style:text-underline-type="single" style:text-underline-style="solid" style:text-underline-width="auto" style:text-underline-mode="continuous"/>
    </style:style>
    <style:style style:name="T34"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35" style:parent-style-name="Προεπιλεγμένηγραμματοσειρά" style:family="text">
      <style:text-properties style:text-underline-type="single" style:text-underline-style="solid" style:text-underline-width="auto" style:text-underline-mode="continuous"/>
    </style:style>
    <style:style style:name="P36" style:parent-style-name="Παράγραφοςλίστας" style:list-style-name="LFO1" style:family="paragraph"/>
    <style:style style:name="T37"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38" style:parent-style-name="Προεπιλεγμένηγραμματοσειρά" style:family="text">
      <style:text-properties style:text-underline-type="single" style:text-underline-style="solid" style:text-underline-width="auto" style:text-underline-mode="continuous"/>
    </style:style>
    <style:style style:name="T3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0" style:parent-style-name="Προεπιλεγμένηγραμματοσειρά" style:family="text">
      <style:text-properties style:text-underline-type="single" style:text-underline-style="solid" style:text-underline-width="auto" style:text-underline-mode="continuous"/>
    </style:style>
    <style:style style:name="P41" style:parent-style-name="Παράγραφοςλίστας" style:list-style-name="LFO1" style:family="paragraph"/>
    <style:style style:name="T42"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3" style:parent-style-name="Προεπιλεγμένηγραμματοσειρά" style:family="text">
      <style:text-properties style:text-underline-type="single" style:text-underline-style="solid" style:text-underline-width="auto" style:text-underline-mode="continuous"/>
    </style:style>
    <style:style style:name="T44"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5" style:parent-style-name="Προεπιλεγμένηγραμματοσειρά" style:family="text">
      <style:text-properties style:text-underline-type="single" style:text-underline-style="solid" style:text-underline-width="auto" style:text-underline-mode="continuous"/>
    </style:style>
    <style:style style:name="P46" style:parent-style-name="Παράγραφοςλίστας" style:list-style-name="LFO1" style:family="paragraph"/>
    <style:style style:name="T47"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48" style:parent-style-name="Προεπιλεγμένηγραμματοσειρά" style:family="text">
      <style:text-properties style:text-underline-type="single" style:text-underline-style="solid" style:text-underline-width="auto" style:text-underline-mode="continuous"/>
    </style:style>
    <style:style style:name="T49"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50" style:parent-style-name="Προεπιλεγμένηγραμματοσειρά" style:family="text">
      <style:text-properties style:text-underline-type="single" style:text-underline-style="solid" style:text-underline-width="auto" style:text-underline-mode="continuous"/>
    </style:style>
    <style:style style:name="T51"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52" style:parent-style-name="Προεπιλεγμένηγραμματοσειρά" style:family="text">
      <style:text-properties style:text-underline-type="single" style:text-underline-style="solid" style:text-underline-width="auto" style:text-underline-mode="continuous"/>
    </style:style>
    <style:style style:name="T53"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54" style:parent-style-name="Προεπιλεγμένηγραμματοσειρά" style:family="text">
      <style:text-properties style:text-underline-type="single" style:text-underline-style="solid" style:text-underline-width="auto" style:text-underline-mode="continuous"/>
    </style:style>
    <style:style style:name="P55" style:parent-style-name="Παράγραφοςλίστας" style:list-style-name="LFO1" style:family="paragraph"/>
    <style:style style:name="T56"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57" style:parent-style-name="Προεπιλεγμένηγραμματοσειρά" style:family="text">
      <style:text-properties style:text-underline-type="single" style:text-underline-style="solid" style:text-underline-width="auto" style:text-underline-mode="continuous"/>
    </style:style>
    <style:style style:name="T58" style:parent-style-name="Προεπιλεγμένηγραμματοσειρά" style:family="text">
      <style:text-properties style:text-underline-type="single" style:text-underline-style="solid" style:text-underline-width="auto" style:text-underline-mode="continuous" fo:language="en" fo:country="US"/>
    </style:style>
    <style:style style:name="T59" style:parent-style-name="Προεπιλεγμένηγραμματοσειρά" style:family="text">
      <style:text-properties style:text-underline-type="single" style:text-underline-style="solid" style:text-underline-width="auto" style:text-underline-mode="continuous"/>
    </style:style>
  </office:automatic-styles>
  <office:body>
    <office:text text:use-soft-page-breaks="true">
      <text:p text:style-name="P1">Περιγραφή<text:s/>εφαρμογής</text:p>
      <text:p text:style-name="Βασικό">Ο<text:s/>χρήστης<text:s/>της<text:s/>εφαρμογής<text:s/>ανοίγει<text:s/>την<text:s/>εφαρμογή. Σε αυτόν<text:s/>εμφανίζονται<text:s/>όλες<text:s/>οι<text:s/>λειτουργίες<text:s/>της<text:s/>εφαρμογής<text:s/>που<text:s/>μπορεί<text:s/>να<text:s/>εκτελέσει<text:s/>όπως οι<text:s/>λειτουργίες<text:s/>επεξεργασίας<text:s/>του<text:s/>προφίλ<text:s/>του ή την<text:s/>προσθήκη<text:s/>ενός<text:s/>φίλου<text:s/>κ.α.<text:s/>Όλες<text:s/>οι<text:s/>λειτουργίες<text:s/>της<text:s/>εφαρμογής<text:s/>περιγράφονται<text:s/>αναλυτικά<text:s/>παρακάτω:</text:p>
      <text:p text:style-name="Βασικό"/>
      <text:list text:style-name="LFO1" text:continue-numbering="true">
        <text:list-item>
          <text:p text:style-name="P2"><text:span text:style-name="T3">Edit</text:span><text:span text:style-name="T4"><text:s/></text:span><text:span text:style-name="T5">profile</text:span><text:span text:style-name="T6">:<text:s/></text:span>Με το<text:s/>πάτημα<text:s/>του<text:s/>κουμπιού<text:s/>αυτού<text:s/>ο<text:s/>χρήστης<text:s/>έχει<text:s/>τη<text:s/>δυνατότητα<text:s/>επεξεργασίας<text:s/>των<text:s/>προσωπικών<text:s/>του<text:s/>στοιχείων<text:s/>που<text:s/>έχει<text:s/>εισάγει<text:s/>στην<text:s/>εφαρμογή.<text:s/>Μπορεί<text:s/>να<text:s/>ενημερώσει<text:s/>την<text:s/>φωτογραφία<text:s/>προφίλ<text:s/>του ή να<text:s/>προσθέσει<text:s/>μια αν δεν<text:s/>υπήρχε<text:s/>προηγουμένως<text:s/>.<text:s/>Μπορεί<text:s/>να<text:s/>αλλάξει<text:s/>ή να<text:s/>εισάγει<text:s/>έναν<text:s/>αριθμό<text:s/>τηλεφώνου<text:s/>και ένα<text:s/><text:span text:style-name="T7">username</text:span>.<text:s/>Αφού<text:s/>ο<text:s/>χρήστης<text:s/>ολοκληρώσει<text:s/>την<text:s/>επεξεργασία<text:s/>των<text:s/>στοιχείων<text:s/>του<text:s/>μπορεί<text:s/>να<text:s/>επιστρέψει<text:s/>στην<text:s/>αρχική<text:s/>σελίδα<text:s/>της<text:s/>εφαρμογής<text:s/>αφού<text:s/>πρώτα<text:s/>αποθηκεύσει<text:s/>τις<text:s/>αλλαγές<text:s/>του.</text:p>
        </text:list-item>
        <text:list-item>
          <text:p text:style-name="P8"><text:span text:style-name="T9">Add</text:span><text:span text:style-name="T10"><text:s/></text:span><text:span text:style-name="T11">Friends</text:span><text:span text:style-name="T12">:</text:span><text:s/>Με την<text:s/>επιλογή<text:s/>της<text:s/>λειτουργίας<text:s/>προσθήκης<text:s/>φίλου<text:s/>ο<text:s/>χρήστης<text:s/>μπορεί<text:s/>να<text:s/>αναζητήσει<text:s/>το<text:s/>τηλέφωνο<text:s/>του<text:s/>φίλου<text:s/>που<text:s/>επιθυμεί.<text:s/>Αφού<text:s/>βρει τον<text:s/>φίλο<text:s/>που<text:s/>ψάχνει<text:s/>μπορεί<text:s/>να τον<text:s/>προσθέσει<text:s/>στην<text:s/>λίστα<text:s/>των<text:s/>φίλων<text:s/>του.<text:s/>Έχοντας<text:s/>φίλους<text:s/>στην<text:s/>εφαρμογή<text:s/>ο<text:s/>χρήστης<text:s/>μπορεί<text:s/>να<text:s/>ανταλλάσσει<text:s/>δεδομένα<text:s/>με<text:s/>αυτούς<text:s/>και να<text:s/>ενημερώνεται<text:s/>για την<text:s/>ψαριά<text:s/>του<text:s/>καθένα<text:s/>.</text:p>
        </text:list-item>
        <text:list-item>
          <text:p text:style-name="P13"><text:span text:style-name="T14">Weather</text:span><text:span text:style-name="T15"><text:s/></text:span><text:span text:style-name="T16">report</text:span><text:span text:style-name="T17">:</text:span><text:s/>η λειτουργία αυτή ενημερώνει το χρήστη για τον καιρό που πρόκειται να υπάρξει στην τοποθεσία που έχει επιλέξει να ψαρέψει.<text:s/>Έτσι ο χρήστης μπορεί να είναι προετοιμασμένος κατάλληλα για την εξόρμησή του<text:s/>είτε<text:s/>να<text:s/>ακυρώσει<text:s/>το ψάρεμα σε περίπτωση κακού καιρού.<text:s/>Επίσης ο ψαράς μπορεί να προγραμματίσει το επόμενο ψάρεμα του αν δεν βρέχει<text:s/>και να ελέγξει αν ο καιρός θα είναι κατάλληλος στην επόμενη ανατολή ή στην επόμενη<text:s/>δύση<text:s/>του<text:s/>ηλίου.<text:s/>Ξέροντας την κατάσταση του καιρού τη χρονική στιγμή που επέλεξε ο χρήστης να ψαρέψει μπορεί να προετοιμαστεί κατάλληλα για το κατάλληλο είδος ψαριού που μπορεί να ψαρευτεί σε αυτές τις καιρικές συνθήκες.<text:s/>Έτσι θα μπορέσει να είναι κατάλληλα προετοιμασμένος με τα κατάλληλα δολώματα και εξοπλισμό για τα<text:s/>συγκεκριμένα<text:s/>ψαριά.</text:p>
        </text:list-item>
        <text:list-item>
          <text:p text:style-name="P18"><text:span text:style-name="T19">Recipes</text:span><text:span text:style-name="T20">:</text:span><text:s/>η λειτουργία αυτή επιτρέπει στο χρήστη να αναζητήσει μια συνταγή από αυτές που προσφέρει η εφαρμογή.<text:s/>Για τη διευκόλυνση της αναζήτησης του χρήστη υπάρχει η επιλογή ταξινόμησης των συνταγών με βάση την αξιολόγησή τους από ένα έως 3 αστέρια,<text:s/>αλφαβητικά με βάση το όνομα της κάθε συνταγής και με βάση το κόστος της συνταγής με αύξουσα σειρά.<text:s/>Έτσι ο χρήστης της εφαρμογής μπορεί να επιλέξει εύκολα το πιάτο που ταιριάζει στις προτιμήσεις του καθώς μαζί με το όνομα του κάθε<text:s/><text:soft-page-break/>πιάτου υπάρχει και μια περιγραφή για τα υλικά και τον τρόπο μαγειρέματος του.</text:p>
        </text:list-item>
        <text:list-item>
          <text:p text:style-name="P21"><text:span text:style-name="T22">Daily</text:span><text:span text:style-name="T23"><text:s/></text:span><text:span text:style-name="T24">log</text:span><text:span text:style-name="T25">:</text:span><text:s/>μετά το τέλος κάθε ψαρέματος του χρήστη πρώτη του δουλειά είναι να επιλέξει τη λειτουργία της εφαρμογής για καταγραφή της ψαριάς του.<text:s/>Η καταγραφή της ψαριάς αρχικά γίνεται με την εισαγωγή της ημερομηνίας που έγινε το ψάρεμα.<text:s/>Έπειτα ο χρήστης εισάγει το είδος του ψαριού ή των ψαριών που έπιασε,<text:s/>εισάγει την ποσότητα του κάθε είδους και τα κιλά του κάθε ψαριού αλλά και το συνολικό βάρος που είχαν όλα τα ψάρια του.<text:s/>Στην εφαρμογή γίνεται έλεγχος των στοιχείων που ο χρήστης προσπαθεί να εισάγει αν το ψάρι είναι νόμιμο(δηλαδή είναι εντός συγκεκριμένων ορίων κιλών ή μεγέθους των ψαριών αναλόγως και το είδος)<text:s/>τότε εισαγωγή γίνεται δεκτή από την εφαρμογή και προστίθεται στο σύνολο των καταγραφών του χρήστη.<text:s/>Αν το ψάρι δεν είναι νόμιμο η εφαρμογή προτρέπει το χρήστη σε απελευθέρωση του ψαριού ενημερώνοντάς τον για το όριο το οποίο έχει παραβιαστεί.<text:s/>Τις καταγραφές του χρήστη μπορούν να δουν όλοι οι φίλοι της λίστας του.</text:p>
        </text:list-item>
        <text:list-item>
          <text:p text:style-name="P26"><text:span text:style-name="T27">Order</text:span><text:span text:style-name="T28"><text:s/></text:span><text:span text:style-name="T29">ingredients</text:span><text:span text:style-name="T30">:</text:span><text:s/>στη λειτουργία αυτή ο χρήστης έχει τη δυνατότητα επιλογής ανάμεσα σε όλα τα συστατικά που θα χρειαστεί για το μαγείρεμα του πιάτου που επιθυμεί και προσφέρει εφαρμογή.<text:s/>Μπορεί να επιλέξει τον παραγωγό από τον οποίο θα αγοράσει τα<text:s/>προϊόντα<text:s/>που θα χρησιμοποιήσει να ενημερωθεί για τα προϊόντα τα οποία ο παραγωγός αυτός μπορεί να του προσφέρει και να αγοράσει όσο από αυτά τον ενδιαφέρουν.<text:s/>Αφού προσθέσει στο καλάθι<text:s/>όλα<text:s/>τα<text:s/>προϊόντα<text:s/>τα οποία επέλεξε να παραγγείλει ολοκληρώνει την παραγγελία και επιστρέψτε στην αρχική σελίδα της εφαρμογής.<text:s/>Αν δεν θέλει για κάποιο λόγο να πραγματοποιήσει τη συγκεκριμένη παραγγελία μπορεί με το πάτημα του κουμπιού ακύρωσης αυτής να σβηστούν τα προϊόντα που επέλεξε από το καλάθι και επίσης να επιστρέψει στην αρχική σελίδα της εφαρμογής είτε να πραγματοποίηση από την αρχή μια νέα παραγγελία.</text:p>
        </text:list-item>
        <text:list-item>
          <text:p text:style-name="P31"><text:span text:style-name="T32">Order</text:span><text:span text:style-name="T33"><text:s/></text:span><text:span text:style-name="T34">food</text:span><text:span text:style-name="T35">:</text:span><text:s/>η λειτουργία αυτή πραγματοποιεί τις παραγγελίες των χρηστών της εφαρμογής που επιθυμούν να αγοράσουν ένα από τα πιάτα που αυτή προσφέρει.<text:s/>Ο πελάτης μπορεί να επιλέξει ένα από τα πιάτα τα οποία υπάρχουν στην εφαρμογή.<text:s/>Μπορεί να παραγγείλει το πιάτο όπως δίνεται στην εφαρμογή ή να προτείνει κάποιες αλλαγές που θα επιθυμούσε να γίνουν στο πιάτο του που θα μπορούσαν να είναι λόγω προβλημάτων υγείας του ιδίου ή απλά<text:s/>γευστικών<text:s/>προτιμήσεών του.<text:s/>Αν υπάρξει κάποιο πρόβλημα παρασκευής του πιάτου που ζήτησε ο πελάτης η εφαρμογή τον ενημερώνει ο χρήστης αφαιρεί το πιάτο αυτό από τη λίστα του και προσθέτει αν επιθυμεί κάποιο διαφορετικό.<text:s/>Με το πάτημα του κουμπιού ακύρωση παραγγελίας τα πιάτα που έχει παραγγείλει ο πελάτης διαγράφονται από το καλάθι του και αυτός έχει τη δυνατότητα<text:s/><text:soft-page-break/>δημιουργίας νέας παραγγελίας ή έξοδο από τη λειτουργία αυτή και επιστροφή στην αρχική σελίδα.</text:p>
        </text:list-item>
        <text:list-item>
          <text:p text:style-name="P36"><text:span text:style-name="T37">Report</text:span><text:span text:style-name="T38"><text:s/></text:span><text:span text:style-name="T39">bugs</text:span><text:span text:style-name="T40">:</text:span><text:s/>το<text:s/>κουμπί αυτό υπάρχει στην εφαρμογή ώστε ο χρήστης να μπορεί να ενημερώσει τους δημιουργούς για οποιοδήποτε πρόβλημα αντιμετώπισε στη χρήση<text:s/>της.<text:s/>Υπάρχουν ήδη κάποια προτεινόμενα είδη σφαλμάτων που η ίδια η εφαρμογή δίνει και προβλέπει.<text:s/>Έτσι ο χρήστης μπορεί να επιλέξει ένα από αυτά αντιστοιχούν στο πρόβλημα που αυτός αντιμετώπισε είτε να επιλέξει<text:s/>άλλο σφάλμα και να δώσει ο ίδιος το πρόβλημα που συνάντησε κατά τη χρήση.<text:s/>Έτσι οι δημιουργοί διευκολύνονται στην διόρθωση αυτό είναι το σφάλμα των ώστε εφαρμογή να μπορεί να είναι πλήρως λειτουργική και συμβατή από όλους τους χρήστες και τις ανάγκες<text:s/>τους.</text:p>
        </text:list-item>
        <text:list-item>
          <text:p text:style-name="P41"><text:span text:style-name="T42">Prepares</text:span><text:span text:style-name="T43"><text:s/></text:span><text:span text:style-name="T44">dish</text:span><text:span text:style-name="T45">:</text:span><text:s/>με τη λειτουργία αυτή γίνεται η προετοιμασία του πιάτου που επέλεξε ο πελάτης.<text:s/>Το επιλεγμένο πιάτο εμφανίζεται στο χρήστη(στη συγκεκριμένη περίπτωση μάγειρας)<text:s/>και αυτός ξεκινάει την προετοιμασία του πιάτου.<text:s/>Αν τα συστατικά του πιάτου δεν<text:s/>διαθέτοντας<text:s/>τη συγκεκριμένη χρονική στιγμή και συνεπώς η παρασκευή του πιάτου δεν μπορεί να πραγματοποιηθεί ο χρήστης ενημερώνεται και το πιάτο του δεν μαγειρεύετε.</text:p>
        </text:list-item>
        <text:list-item>
          <text:p text:style-name="P46"><text:span text:style-name="T47">Searches</text:span><text:span text:style-name="T48"><text:s/></text:span><text:span text:style-name="T49">info</text:span><text:span text:style-name="T50"><text:s/></text:span><text:span text:style-name="T51">for</text:span><text:span text:style-name="T52"><text:s/></text:span><text:span text:style-name="T53">bait</text:span><text:span text:style-name="T54">:</text:span><text:s/>η λειτουργία αυτή προσφέρει στο χρήστη τις πληροφορίες που αναζητεί σχετικά με το δόλωμα για το οποίο δεν γνωρίζει ορισμένα πράγματα.<text:s/>Μέσω της εφαρμογής και της λειτουργίας αυτής ο χρήστης κάνει αναζήτηση του δολώματος που επιθυμεί.<text:s/>Για τη διευκόλυνση του χρήστη στην αναζήτησή του τα δολώματα που f διαθέτει η εφαρμογή ταξινομούνται με βάση 3 χαρακτηριστικά.<text:s/>Την επιτυχία τους σε συλλήψεις ψαριών,<text:s/>το κόστος τους και συγκεκριμένα από το φθηνότερο στο ακριβότερο και αλφαβητικά με βάση την ονομασία του.<text:s/>Αφού χρήστης βρει το δόλωμα που έψαχνε το επιλέγει και εμφανίζονται σε αυτόν οι πληροφορίες του.<text:s/>Οι πληροφορίες αυτές μπορεί να είναι τα ψάρια τα οποία προτιμούν αυτό το δόλωμα ή το μέρος στο οποίο είναι καλύτερο να χρησιμοποιηθεί αυτό.<text:s/>Με τον τρόπο αυτό ο ψαράς ξέρεις την στην επόμενη χρήση του δολώματος αυτού το μέρος που θα πάει καθώς θα αναζητήσει τα ψάρια που προτιμούν το δόλωμα που έχει.</text:p>
        </text:list-item>
        <text:list-item>
          <text:p text:style-name="P55"><text:span text:style-name="T56">Rates</text:span><text:span text:style-name="T57"><text:s/></text:span><text:span text:style-name="T58">food</text:span><text:span text:style-name="T59">:</text:span><text:s/>με τη λειτουργία αυτή ο χρήστης έχει τη δυνατότητα να αξιολογήσει το πιάτο που δοκίμασε.<text:s/>Η βαθμολόγηση αυτή γίνεται με αστέρια σε κλίμακα από ένα έως 3 με ένα η χειρότερη και 3 η καλύτερη βαθμολόγηση.<text:s/>Η χρήση της 7 λειτουργίας αυτής είναι<text:s/>ο μάγειρας της εφαρμογής να μπορέσει την επόμενη φορά που θα μαγειρέψουν το συγκεκριμένο πιάτο να διορθώσει ορισμένα πράγματα που μπορεί να προβλημάτισαν τον πελάτη.<text:s/>Επίσης οι φίλοι του πελάτη που έκανε αυτή<text:s/><text:soft-page-break/>την αξιολόγηση μπορούν να έχουν μια εικόνα για την ποιότητα κάθε πιάτου και να αποφύγουν αυτά που βαθμολογούνται χαμηλά.<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style:text-properties style:font-name-asian="Times New Roman" style:font-name-complex="Times New Roman" fo:color="#272727"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Aptos Display" style:font-name-asian="Times New Roman" style:font-name-complex="Times New Roman" fo:color="#0F4761"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Aptos Display" style:font-name-asian="Times New Roman" style:font-name-complex="Times New Roman" fo:color="#0F4761"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0F4761"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0F4761"/>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0F4761"/>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Aptos Display"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text-properties style:font-name-asian="Times New Roman" style:font-name-complex="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0F4761"/>
    </style:style>
    <style:style style:name="Έντονοαπόσπ." style:display-name="Έντονο απόσπ." style:family="paragraph" style:parent-style-name="Βασικό" style:next-style-name="Βασικό">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0F4761"/>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ampros Koutsavitis</meta:initial-creator>
    <dc:creator>Lampros Koutsavitis</dc:creator>
    <meta:creation-date>2025-03-29T18:51:00Z</meta:creation-date>
    <dc:date>2025-03-29T20:51:00Z</dc:date>
    <meta:template xlink:href="Normal.dotm" xlink:type="simple"/>
    <meta:editing-cycles>1</meta:editing-cycles>
    <meta:editing-duration>PT7200S</meta:editing-duration>
    <meta:document-statistic meta:page-count="4" meta:paragraph-count="15" meta:word-count="1191" meta:character-count="7612" meta:row-count="53" meta:non-whitespace-character-count="6436"/>
  </office:meta>
</office:document-meta>
</file>